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104.55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99.31mm"/>
    </style:style>
    <style:style style:name="co9" style:family="table-column">
      <style:table-column-properties fo:break-before="auto" style:column-width="8.06mm"/>
    </style:style>
    <style:style style:name="co10" style:family="table-column">
      <style:table-column-properties fo:break-before="auto" style:column-width="33.23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52.85mm"/>
    </style:style>
    <style:style style:name="co15" style:family="table-column">
      <style:table-column-properties fo:break-before="auto" style:column-width="61.98mm"/>
    </style:style>
    <style:style style:name="co16" style:family="table-column">
      <style:table-column-properties fo:break-before="auto" style:column-width="15.26mm"/>
    </style:style>
    <style:style style:name="co17" style:family="table-column">
      <style:table-column-properties fo:break-before="auto" style:column-width="92.94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81.8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49.53mm"/>
    </style:style>
    <style:style style:name="co23" style:family="table-column">
      <style:table-column-properties fo:break-before="auto" style:column-width="93.22mm"/>
    </style:style>
    <style:style style:name="co24" style:family="table-column">
      <style:table-column-properties fo:break-before="auto" style:column-width="66.68mm"/>
    </style:style>
    <style:style style:name="co25" style:family="table-column">
      <style:table-column-properties fo:break-before="auto" style:column-width="84.37mm"/>
    </style:style>
    <style:style style:name="co26" style:family="table-column">
      <style:table-column-properties fo:break-before="auto" style:column-width="95.97mm"/>
    </style:style>
    <style:style style:name="co27" style:family="table-column">
      <style:table-column-properties fo:break-before="auto" style:column-width="60.33mm"/>
    </style:style>
    <style:style style:name="co28" style:family="table-column">
      <style:table-column-properties fo:break-before="auto" style:column-width="54.24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37.92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68.05mm"/>
    </style:style>
    <style:style style:name="co34" style:family="table-column">
      <style:table-column-properties fo:break-before="auto" style:column-width="66.96mm"/>
    </style:style>
    <style:style style:name="co35" style:family="table-column">
      <style:table-column-properties fo:break-before="auto" style:column-width="55.07mm"/>
    </style:style>
    <style:style style:name="co36" style:family="table-column">
      <style:table-column-properties fo:break-before="auto" style:column-width="63.91mm"/>
    </style:style>
    <style:style style:name="co37" style:family="table-column">
      <style:table-column-properties fo:break-before="auto" style:column-width="39.86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68.33mm"/>
    </style:style>
    <style:style style:name="co40" style:family="table-column">
      <style:table-column-properties fo:break-before="auto" style:column-width="66.13mm"/>
    </style:style>
    <style:style style:name="co41" style:family="table-column">
      <style:table-column-properties fo:break-before="auto" style:column-width="57.84mm"/>
    </style:style>
    <style:style style:name="co42" style:family="table-column">
      <style:table-column-properties fo:break-before="auto" style:column-width="13.32mm"/>
    </style:style>
    <style:style style:name="co43" style:family="table-column">
      <style:table-column-properties fo:break-before="auto" style:column-width="90.45mm"/>
    </style:style>
    <style:style style:name="co44" style:family="table-column">
      <style:table-column-properties fo:break-before="auto" style:column-width="47.33mm"/>
    </style:style>
    <style:style style:name="co45" style:family="table-column">
      <style:table-column-properties fo:break-before="auto" style:column-width="73.59mm"/>
    </style:style>
    <style:style style:name="co46" style:family="table-column">
      <style:table-column-properties fo:break-before="auto" style:column-width="75.53mm"/>
    </style:style>
    <style:style style:name="co47" style:family="table-column">
      <style:table-column-properties fo:break-before="auto" style:column-width="79.11mm"/>
    </style:style>
    <style:style style:name="co48" style:family="table-column">
      <style:table-column-properties fo:break-before="auto" style:column-width="15.52mm"/>
    </style:style>
    <style:style style:name="co49" style:family="table-column">
      <style:table-column-properties fo:break-before="auto" style:column-width="76.62mm"/>
    </style:style>
    <style:style style:name="co50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7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2.2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loneKerne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CommandQueue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ip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I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Sampler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Fill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cpy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igrateMem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Un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And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SubGroupInfo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ipe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SVMAlloc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DefaultDeviceCommandQueue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SVMPoint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Exec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5" table:default-cell-style-name="ce5"/>
        <table:table-column table:style-name="co6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23"/>
        <table:table-column table:style-name="co2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17" office:value-type="string" calcext:value-type="string">
            <text:p>2.1</text:p>
          </table:table-cell>
          <table:table-cell table:style-name="ce17" office:value-type="string" calcext:value-type="string">
            <text:p>2.2</text:p>
          </table:table-cell>
          <table:table-cell table:style-name="ce3" table:number-columns-repeated="1016"/>
        </table:table-row>
        <table:table-row table:style-name="ro1">
          <table:table-cell table:style-name="ce10" office:value-type="string" calcext:value-type="string" table:number-columns-spanned="9" table:number-rows-spanned="1">
            <text:p># Error Codes</text:p>
          </table:table-cell>
          <table:covered-table-cell table:number-columns-repeated="5" table:style-name="ce14"/>
          <table:covered-table-cell table:number-columns-repeated="2" table:style-name="ce18"/>
          <table:covered-table-cell table:style-name="ce14"/>
          <table:table-cell table:style-name="ce14" table:number-columns-repeated="1015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OpenCL Version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ool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platform_inf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fp_confi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mem_cach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# cl_device_local_mem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exec_capabil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device_command_queue_proper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proper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partition_propert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affinity_domai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queu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migration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ord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object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imag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addressing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filter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sampler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ap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uild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inary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ild_statu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ddress_qualifier</text:p>
          </table:table-cell>
          <table:covered-table-cell table:number-columns-repeated="5" table:style-name="ce15"/>
          <table:covered-table-cell table:number-columns-repeated="2"/>
          <table:table-cell table:number-columns-repeated="1016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ccess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type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work_group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even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type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ommand execution status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ffer_create_type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filin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7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5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7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7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8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8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13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8" table:default-cell-style-name="Default"/>
        <table:table-column table:style-name="co2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13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8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8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8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32" table:default-cell-style-name="Default"/>
        <table:table-column table:style-name="co3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13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6" table:default-cell-style-name="Default"/>
        <table:table-column table:style-name="co3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13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13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13" table:default-cell-style-name="Default"/>
        <table:table-column table:style-name="co3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8" table:default-cell-style-name="Default"/>
        <table:table-column table:style-name="co3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13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42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42" table:default-cell-style-name="Default"/>
        <table:table-column table:style-name="co4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13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6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6" table:default-cell-style-name="Default"/>
        <table:table-column table:style-name="co4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6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8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6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6" table:default-cell-style-name="Default"/>
        <table:table-column table:style-name="co4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8" table:default-cell-style-name="Default"/>
        <table:table-column table:style-name="co4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42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13" table:default-cell-style-name="ce6"/>
        <table:table-column table:style-name="co34" table:default-cell-style-name="ce6"/>
        <table:table-column table:style-name="co9" table:number-columns-repeated="3" table:default-cell-style-name="ce6"/>
        <table:table-column table:style-name="co4" table:number-columns-repeated="1019" table:default-cell-style-name="ce6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ACRO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2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9:09:17.380035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date>2017-09-15T21:06:05.151722549</dc:date>
    <meta:editing-duration>PT9H42M18S</meta:editing-duration>
    <meta:editing-cycles>144</meta:editing-cycles>
    <dc:creator>Paweł Tomulik</dc:creator>
    <meta:document-statistic meta:table-count="44" meta:cell-count="4204" meta:object-count="0"/>
  </office:meta>
</office:document-meta>
</file>